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Arial Unicode MS1" svg:font-family="'Arial Unicode MS'" style:font-family-generic="swiss"/>
    <style:font-face style:name="Apolonia" svg:font-family="Apolonia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d87ce"/>
    </style:style>
    <style:style style:name="P2" style:family="paragraph" style:parent-style-name="Text_20_body">
      <style:text-properties officeooo:rsid="000d8f5e" officeooo:paragraph-rsid="000f08b4"/>
    </style:style>
    <style:style style:name="P3" style:family="paragraph" style:parent-style-name="Text_20_body">
      <style:text-properties officeooo:rsid="003698c2" officeooo:paragraph-rsid="003698c2"/>
    </style:style>
    <style:style style:name="P4" style:family="paragraph" style:parent-style-name="Text_20_body">
      <style:text-properties officeooo:rsid="003b5470" officeooo:paragraph-rsid="003b5470"/>
    </style:style>
    <style:style style:name="P5" style:family="paragraph" style:parent-style-name="Text_20_body">
      <style:text-properties officeooo:rsid="00516b05" officeooo:paragraph-rsid="00516b05"/>
    </style:style>
    <style:style style:name="P6" style:family="paragraph" style:parent-style-name="Text_20_body">
      <style:text-properties officeooo:rsid="005249a7" officeooo:paragraph-rsid="005249a7"/>
    </style:style>
    <style:style style:name="P7" style:family="paragraph" style:parent-style-name="Text_20_body">
      <style:text-properties officeooo:rsid="0052d31a" officeooo:paragraph-rsid="0052d31a"/>
    </style:style>
    <style:style style:name="P8" style:family="paragraph" style:parent-style-name="Heading">
      <style:paragraph-properties fo:text-align="end" style:justify-single-word="false"/>
      <style:text-properties fo:font-size="12pt" style:font-size-asian="12pt" style:font-size-complex="12pt"/>
    </style:style>
    <style:style style:name="P9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Apolonia" fo:font-size="12pt" fo:font-weight="normal" officeooo:rsid="005249a7" officeooo:paragraph-rsid="0052d31a" fo:background-color="transparent" style:font-name-asian="Tahoma" style:font-name-complex="Tahoma"/>
    </style:style>
    <style:style style:name="P10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Apolonia" fo:font-size="12pt" fo:font-weight="normal" officeooo:rsid="0054965d" officeooo:paragraph-rsid="0054965d" fo:background-color="transparent" style:font-name-asian="Tahoma" style:font-name-complex="Tahoma"/>
    </style:style>
    <style:style style:name="P11" style:family="paragraph" style:parent-style-name="Heading_20_1">
      <style:text-properties officeooo:rsid="000d87ce" officeooo:paragraph-rsid="000d87ce"/>
    </style:style>
    <style:style style:name="P12" style:family="paragraph" style:parent-style-name="Heading_20_1">
      <style:text-properties officeooo:rsid="00516b05" officeooo:paragraph-rsid="00516b05"/>
    </style:style>
    <style:style style:name="P13" style:family="paragraph" style:parent-style-name="Heading_20_1">
      <style:text-properties officeooo:rsid="0032e6b9" officeooo:paragraph-rsid="0032e6b9"/>
    </style:style>
    <style:style style:name="P14" style:family="paragraph" style:parent-style-name="Heading_20_1">
      <style:text-properties officeooo:rsid="003a5d83" officeooo:paragraph-rsid="003a5d83"/>
    </style:style>
    <style:style style:name="P15" style:family="paragraph" style:parent-style-name="Text_20_body" style:list-style-name="L1"/>
    <style:style style:name="P16" style:family="paragraph" style:parent-style-name="Text_20_body" style:list-style-name="L1">
      <style:text-properties officeooo:paragraph-rsid="000d87ce"/>
    </style:style>
    <style:style style:name="P17" style:family="paragraph" style:parent-style-name="Text_20_body" style:list-style-name="L2">
      <style:text-properties officeooo:paragraph-rsid="000ea919"/>
    </style:style>
    <style:style style:name="P18" style:family="paragraph" style:parent-style-name="Text_20_body" style:list-style-name="L3">
      <style:text-properties officeooo:paragraph-rsid="000ea919"/>
    </style:style>
    <style:style style:name="P19" style:family="paragraph" style:parent-style-name="Text_20_body" style:list-style-name="L4">
      <style:text-properties officeooo:paragraph-rsid="000ea919"/>
    </style:style>
    <style:style style:name="P20" style:family="paragraph" style:parent-style-name="Text_20_body" style:list-style-name="L5"/>
    <style:style style:name="P21" style:family="paragraph" style:parent-style-name="Text_20_body" style:list-style-name="L5">
      <style:text-properties officeooo:paragraph-rsid="000ea919"/>
    </style:style>
    <style:style style:name="P22" style:family="paragraph" style:parent-style-name="Text_20_body" style:list-style-name="L6">
      <style:text-properties officeooo:rsid="000f08b4" officeooo:paragraph-rsid="000f08b4"/>
    </style:style>
    <style:style style:name="P23" style:family="paragraph" style:parent-style-name="Text_20_body" style:list-style-name="L6">
      <style:text-properties officeooo:rsid="000f08b4" officeooo:paragraph-rsid="008660d8"/>
    </style:style>
    <style:style style:name="P24" style:family="paragraph" style:parent-style-name="Text_20_body" style:list-style-name="L7">
      <style:text-properties officeooo:paragraph-rsid="00573336"/>
    </style:style>
    <style:style style:name="P25" style:family="paragraph" style:parent-style-name="Text_20_body" style:list-style-name="L7">
      <style:text-properties officeooo:rsid="00128a35" officeooo:paragraph-rsid="0059ea47"/>
    </style:style>
    <style:style style:name="P26" style:family="paragraph" style:parent-style-name="Text_20_body" style:list-style-name="L7">
      <style:text-properties officeooo:rsid="0015d5b8" officeooo:paragraph-rsid="00516b05"/>
    </style:style>
    <style:style style:name="P27" style:family="paragraph" style:parent-style-name="Text_20_body" style:list-style-name="L7">
      <style:text-properties officeooo:rsid="001840c8" officeooo:paragraph-rsid="0089b676"/>
    </style:style>
    <style:style style:name="P28" style:family="paragraph" style:parent-style-name="Text_20_body" style:list-style-name="L7">
      <style:text-properties officeooo:rsid="00242ab0" officeooo:paragraph-rsid="00242ab0"/>
    </style:style>
    <style:style style:name="P29" style:family="paragraph" style:parent-style-name="Text_20_body" style:list-style-name="L8">
      <style:text-properties officeooo:rsid="005249a7" officeooo:paragraph-rsid="005249a7"/>
    </style:style>
    <style:style style:name="P30" style:family="paragraph" style:parent-style-name="Text_20_body" style:list-style-name="L9">
      <style:text-properties officeooo:rsid="005249a7" officeooo:paragraph-rsid="005249a7"/>
    </style:style>
    <style:style style:name="P31" style:family="paragraph" style:parent-style-name="Text_20_body" style:list-style-name="L9">
      <style:text-properties officeooo:rsid="00694e81" officeooo:paragraph-rsid="00694e81"/>
    </style:style>
    <style:style style:name="P32" style:family="paragraph" style:parent-style-name="Text_20_body" style:list-style-name="L9">
      <style:text-properties officeooo:rsid="0054d671" officeooo:paragraph-rsid="0054d671"/>
    </style:style>
    <style:style style:name="P33" style:family="paragraph" style:parent-style-name="Text_20_body" style:list-style-name="L10">
      <style:text-properties officeooo:rsid="00573336" officeooo:paragraph-rsid="00573336"/>
    </style:style>
    <style:style style:name="P34" style:family="paragraph" style:parent-style-name="Text_20_body" style:list-style-name="L11">
      <style:text-properties officeooo:rsid="00573336" officeooo:paragraph-rsid="00573336"/>
    </style:style>
    <style:style style:name="P35" style:family="paragraph" style:parent-style-name="Text_20_body" style:list-style-name="L11">
      <style:text-properties officeooo:rsid="00573336" officeooo:paragraph-rsid="0059a9e2"/>
    </style:style>
    <style:style style:name="P36" style:family="paragraph" style:parent-style-name="Text_20_body" style:list-style-name="L11">
      <style:text-properties officeooo:rsid="006d324d" officeooo:paragraph-rsid="006d324d"/>
    </style:style>
    <style:style style:name="P37" style:family="paragraph" style:parent-style-name="Text_20_body" style:list-style-name="L11">
      <style:text-properties officeooo:rsid="0057fda0" officeooo:paragraph-rsid="0059a9e2"/>
    </style:style>
    <style:style style:name="P38" style:family="paragraph" style:parent-style-name="Text_20_body" style:list-style-name="L11">
      <style:text-properties officeooo:rsid="0057fda0" officeooo:paragraph-rsid="0057fda0"/>
    </style:style>
    <style:style style:name="P39" style:family="paragraph" style:parent-style-name="Text_20_body" style:list-style-name="L11">
      <style:text-properties officeooo:rsid="005b49ba" officeooo:paragraph-rsid="005b49ba"/>
    </style:style>
    <style:style style:name="P40" style:family="paragraph" style:parent-style-name="Text_20_body" style:list-style-name="L12">
      <style:text-properties officeooo:rsid="0059ea47" officeooo:paragraph-rsid="0059ea47"/>
    </style:style>
    <style:style style:name="P41" style:family="paragraph" style:parent-style-name="Text_20_body" style:list-style-name="L13">
      <style:text-properties officeooo:rsid="0059ea47" officeooo:paragraph-rsid="0059ea47"/>
    </style:style>
    <style:style style:name="P42" style:family="paragraph" style:parent-style-name="Text_20_body" style:list-style-name="L13">
      <style:text-properties officeooo:rsid="0059ea47" officeooo:paragraph-rsid="005c6e4c"/>
    </style:style>
    <style:style style:name="P43" style:family="paragraph" style:parent-style-name="Text_20_body" style:list-style-name="L13">
      <style:text-properties officeooo:rsid="006dea75" officeooo:paragraph-rsid="006dea75"/>
    </style:style>
    <style:style style:name="P44" style:family="paragraph" style:parent-style-name="Text_20_body" style:list-style-name="L13">
      <style:text-properties officeooo:rsid="005c6e4c" officeooo:paragraph-rsid="005c6e4c"/>
    </style:style>
    <style:style style:name="P45" style:family="paragraph" style:parent-style-name="Text_20_body" style:list-style-name="L13">
      <style:text-properties officeooo:rsid="009629a1" officeooo:paragraph-rsid="009629a1"/>
    </style:style>
    <style:style style:name="P46" style:family="paragraph" style:parent-style-name="Text_20_body" style:list-style-name="L14">
      <style:text-properties officeooo:rsid="005f1173" officeooo:paragraph-rsid="005f1173"/>
    </style:style>
    <style:style style:name="P47" style:family="paragraph" style:parent-style-name="Text_20_body" style:list-style-name="L15">
      <style:text-properties officeooo:rsid="005f1173" officeooo:paragraph-rsid="005f1173"/>
    </style:style>
    <style:style style:name="P48" style:family="paragraph" style:parent-style-name="Text_20_body" style:list-style-name="L15">
      <style:text-properties officeooo:rsid="00729cb6" officeooo:paragraph-rsid="00729cb6"/>
    </style:style>
    <style:style style:name="P49" style:family="paragraph" style:parent-style-name="Text_20_body" style:list-style-name="L16">
      <style:text-properties officeooo:rsid="005f87b1" officeooo:paragraph-rsid="005f87b1"/>
    </style:style>
    <style:style style:name="P50" style:family="paragraph" style:parent-style-name="Text_20_body" style:list-style-name="L17">
      <style:text-properties officeooo:rsid="005f87b1" officeooo:paragraph-rsid="005f87b1"/>
    </style:style>
    <style:style style:name="P51" style:family="paragraph" style:parent-style-name="Text_20_body" style:list-style-name="L18">
      <style:text-properties officeooo:rsid="005f87b1" officeooo:paragraph-rsid="005f87b1"/>
    </style:style>
    <style:style style:name="P52" style:family="paragraph" style:parent-style-name="Text_20_body" style:list-style-name="L19">
      <style:text-properties officeooo:rsid="005f87b1" officeooo:paragraph-rsid="005f87b1"/>
    </style:style>
    <style:style style:name="P53" style:family="paragraph" style:parent-style-name="Text_20_body" style:list-style-name="L20">
      <style:text-properties officeooo:rsid="005f87b1" officeooo:paragraph-rsid="005f87b1"/>
    </style:style>
    <style:style style:name="P54" style:family="paragraph" style:parent-style-name="Text_20_body" style:list-style-name="L17">
      <style:text-properties officeooo:rsid="0073afdb" officeooo:paragraph-rsid="0073afdb"/>
    </style:style>
    <style:style style:name="P55" style:family="paragraph" style:parent-style-name="Text_20_body" style:list-style-name="L20">
      <style:text-properties officeooo:rsid="007445ac" officeooo:paragraph-rsid="007445ac"/>
    </style:style>
    <style:style style:name="P56" style:family="paragraph" style:parent-style-name="Text_20_body" style:list-style-name="L21">
      <style:text-properties officeooo:rsid="00667ed4" officeooo:paragraph-rsid="00667ed4"/>
    </style:style>
    <style:style style:name="P57" style:family="paragraph" style:parent-style-name="Text_20_body" style:list-style-name="L22">
      <style:text-properties officeooo:rsid="00667ed4" officeooo:paragraph-rsid="00667ed4"/>
    </style:style>
    <style:style style:name="P58" style:family="paragraph" style:parent-style-name="Text_20_body" style:list-style-name="L22">
      <style:text-properties officeooo:rsid="0075ae73" officeooo:paragraph-rsid="0075ae73"/>
    </style:style>
    <style:style style:name="P59" style:family="paragraph" style:parent-style-name="Text_20_body" style:list-style-name="L23">
      <style:text-properties officeooo:rsid="00630927" officeooo:paragraph-rsid="00630927"/>
    </style:style>
    <style:style style:name="P60" style:family="paragraph" style:parent-style-name="Text_20_body" style:list-style-name="L24">
      <style:text-properties officeooo:rsid="00630927" officeooo:paragraph-rsid="00630927"/>
    </style:style>
    <style:style style:name="P61" style:family="paragraph" style:parent-style-name="Text_20_body" style:list-style-name="L24">
      <style:text-properties officeooo:rsid="0077c0e8" officeooo:paragraph-rsid="0077c0e8"/>
    </style:style>
    <style:style style:name="P62" style:family="paragraph" style:parent-style-name="Text_20_body" style:list-style-name="L25">
      <style:text-properties officeooo:rsid="006502bf" officeooo:paragraph-rsid="006502bf"/>
    </style:style>
    <style:style style:name="P63" style:family="paragraph" style:parent-style-name="Text_20_body" style:list-style-name="L26">
      <style:text-properties officeooo:rsid="006502bf" officeooo:paragraph-rsid="006502bf"/>
    </style:style>
    <style:style style:name="P64" style:family="paragraph" style:parent-style-name="Text_20_body" style:list-style-name="L26">
      <style:text-properties officeooo:rsid="0081116d" officeooo:paragraph-rsid="0081116d"/>
    </style:style>
    <style:style style:name="T1" style:family="text">
      <style:text-properties officeooo:rsid="000bb198"/>
    </style:style>
    <style:style style:name="T2" style:family="text">
      <style:text-properties officeooo:rsid="000d87ce"/>
    </style:style>
    <style:style style:name="T3" style:family="text">
      <style:text-properties fo:language="pl" fo:country="PL"/>
    </style:style>
    <style:style style:name="T4" style:family="text">
      <style:text-properties fo:language="pl" fo:country="PL" officeooo:rsid="000d87ce"/>
    </style:style>
    <style:style style:name="T5" style:family="text">
      <style:text-properties officeooo:rsid="000d8f5e"/>
    </style:style>
    <style:style style:name="T6" style:family="text">
      <style:text-properties officeooo:rsid="000ea919"/>
    </style:style>
    <style:style style:name="T7" style:family="text">
      <style:text-properties officeooo:rsid="000f08b4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d8f5e" style:font-weight-asian="bold" style:font-weight-complex="bold"/>
    </style:style>
    <style:style style:name="T10" style:family="text">
      <style:text-properties officeooo:rsid="001a0b5c"/>
    </style:style>
    <style:style style:name="T11" style:family="text">
      <style:text-properties officeooo:rsid="00383d7e"/>
    </style:style>
    <style:style style:name="T12" style:family="text">
      <style:text-properties officeooo:rsid="00403a4b"/>
    </style:style>
    <style:style style:name="T13" style:family="text">
      <style:text-properties officeooo:rsid="004ea2af"/>
    </style:style>
    <style:style style:name="T14" style:family="text">
      <style:text-properties officeooo:rsid="00516b05"/>
    </style:style>
    <style:style style:name="T15" style:family="text">
      <style:text-properties officeooo:rsid="005249a7"/>
    </style:style>
    <style:style style:name="T16" style:family="text">
      <style:text-properties officeooo:rsid="0052d31a"/>
    </style:style>
    <style:style style:name="T17" style:family="text">
      <style:text-properties officeooo:rsid="0054965d"/>
    </style:style>
    <style:style style:name="T18" style:family="text">
      <style:text-properties officeooo:rsid="0059a9e2"/>
    </style:style>
    <style:style style:name="T19" style:family="text">
      <style:text-properties officeooo:rsid="005c785c"/>
    </style:style>
    <style:style style:name="T20" style:family="text">
      <style:text-properties officeooo:rsid="006262d8"/>
    </style:style>
    <style:style style:name="T21" style:family="text">
      <style:text-properties officeooo:rsid="00630927"/>
    </style:style>
    <style:style style:name="T22" style:family="text">
      <style:text-properties officeooo:rsid="006f80f4"/>
    </style:style>
    <style:style style:name="T23" style:family="text">
      <style:text-properties officeooo:rsid="007157fc"/>
    </style:style>
    <style:style style:name="T24" style:family="text">
      <style:text-properties officeooo:rsid="00729cb6"/>
    </style:style>
    <style:style style:name="T25" style:family="text">
      <style:text-properties officeooo:rsid="0073095f"/>
    </style:style>
    <style:style style:name="T26" style:family="text">
      <style:text-properties officeooo:rsid="007445ac"/>
    </style:style>
    <style:style style:name="T27" style:family="text">
      <style:text-properties officeooo:rsid="0077271c"/>
    </style:style>
    <style:style style:name="T28" style:family="text">
      <style:text-properties officeooo:rsid="00795d51"/>
    </style:style>
    <style:style style:name="T29" style:family="text">
      <style:text-properties officeooo:rsid="007bb66e"/>
    </style:style>
    <style:style style:name="T30" style:family="text">
      <style:text-properties officeooo:rsid="0081116d"/>
    </style:style>
    <style:style style:name="T31" style:family="text">
      <style:text-properties officeooo:rsid="00818835"/>
    </style:style>
    <style:style style:name="T32" style:family="text">
      <style:text-properties officeooo:rsid="0085165a"/>
    </style:style>
    <style:style style:name="T33" style:family="text">
      <style:text-properties officeooo:rsid="0089b676"/>
    </style:style>
    <style:style style:name="T34" style:family="text">
      <style:text-properties officeooo:rsid="008c3bd8"/>
    </style:style>
    <style:style style:name="T35" style:family="text">
      <style:text-properties officeooo:rsid="008ec114"/>
    </style:style>
    <style:style style:name="T36" style:family="text">
      <style:text-properties officeooo:rsid="00905a96"/>
    </style:style>
    <style:style style:name="T37" style:family="text">
      <style:text-properties officeooo:rsid="009acc5c"/>
    </style:style>
    <style:style style:name="T38" style:family="text">
      <style:text-properties officeooo:rsid="009be156"/>
    </style:style>
    <style:style style:name="T39" style:family="text">
      <style:text-properties officeooo:rsid="009e794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<text:span text:style-name="T1">IN – dokumentacja wstępna</text:span></text:p>
      <text:p text:style-name="P8">Artur M. Brodzki<text:line-break/>Adam Małkowski<text:line-break/>Anna Skupińska<text:line-break/>Piotr Włodkowski</text:p>
      <text:h text:style-name="Heading_20_1" text:outline-level="1"><text:span text:style-name="T3">Temat </text:span><text:span text:style-name="T4">i treść </text:span><text:span text:style-name="T3">zadania:</text:span></text:h>
      <text:p text:style-name="P1">Napisać program obsługujący prosty protokół P2P.</text:p>
      <text:list xml:id="list1784628598949097053" text:style-name="L1">
        <text:list-item>
          <text:p text:style-name="P16">Zasób to plik identyfikowany pewną nazwą, za takie same zasoby uważa się zasoby o takich samych nazwach i takiej samej wielkości pliku w bajtach.</text:p>
        </text:list-item>
        <text:list-item>
          <text:p text:style-name="P15">Początkowo dany zasób znajduje się w jednym węźle sieci, następnie może być <text:span text:style-name="T2">propagowany</text:span> do innych węzłów w ramach inicjowanego przez użytkownika ręcznie transferu - raz pobrany zasób <text:span text:style-name="T2">zostaje</text:span> zachowany jako kopia</text:p>
        </text:list-item>
        <text:list-item>
          <text:p text:style-name="P15">Po pewnym czasie działania systemu ten sam zasób może się znajdować w kilku węzłach sieci (na kilku maszynach)</text:p>
        </text:list-item>
        <text:list-item>
          <text:p text:style-name="P15">System ma informować o posiadanych lokalnie (tj. w danym węźle) zasobach i umożliwiać ich pobranie.</text:p>
        </text:list-item>
        <text:list-item>
          <text:p text:style-name="P15">Program powinien umożliwiać współbieżne</text:p>
        </text:list-item>
      </text:list>
      <text:list xml:id="list6581964405919095673" text:style-name="L2">
        <text:list-item>
          <text:list>
            <text:list-item>
              <text:p text:style-name="P17">wprowadzanie przez użytkownika (poprzez interf<text:span text:style-name="T6">ejs</text:span> te<text:span text:style-name="T2">ks</text:span>towy):</text:p>
            </text:list-item>
          </text:list>
        </text:list-item>
      </text:list>
      <text:list xml:id="list2786025884472262615" text:style-name="L3">
        <text:list-item>
          <text:list>
            <text:list-item>
              <text:list>
                <text:list-item>
                  <text:p text:style-name="P18">nowych zasobów</text:p>
                </text:list-item>
                <text:list-item>
                  <text:p text:style-name="P18">poleceń pobrania nazwanego zasobu ze zdalnego węzła</text:p>
                </text:list-item>
              </text:list>
            </text:list-item>
          </text:list>
        </text:list-item>
      </text:list>
      <text:list xml:id="list8312042871409110879" text:style-name="L4">
        <text:list-item>
          <text:list>
            <text:list-item>
              <text:p text:style-name="P19">pobieranie zasobów (także kilku jednocześnie)</text:p>
            </text:list-item>
            <text:list-item>
              <text:p text:style-name="P19">rozgłaszanie informacji o posiadanych lokalne zasobach</text:p>
            </text:list-item>
          </text:list>
        </text:list-item>
      </text:list>
      <text:list xml:id="list9137899706323662178" text:style-name="L5">
        <text:list-item>
          <text:p text:style-name="P21">W przypadku pobierania zdalnego zasobu system sam (nie użytkownik) decyduje skąd zostanie on pobrany</text:p>
        </text:list-item>
        <text:list-item>
          <text:p text:style-name="P20">Powinno być możliwe pobranie zasobu z kilku węzłów na raz (tj. "w kawałkach")</text:p>
        </text:list-item>
        <text:list-item>
          <text:p text:style-name="P20">Zasób pobrany do lokalnego węzła jest kopią oryginału, kopia jest traktowana tak samo jak oryginał (są nierozróżnialne). Istnienie kopii jest rozgłaszane tak samo jak oryginału.</text:p>
        </text:list-item>
        <text:list-item>
          <text:p text:style-name="P20">Właściciel zasobu może go unieważnić wysyłając odpowiedni <text:span text:style-name="T6">komunikat</text:span> rozgłaszany. Wszystkie kopie zasobu po unieważnieniu powinny zostać "po pewnym czasie" usunięte. </text:p>
        </text:list-item>
        <text:list-item>
          <text:p text:style-name="P20">Lokalizacja ma nastąpić poprzez rozgłaszanie.</text:p>
        </text:list-item>
      </text:list>
      <text:h text:style-name="P11" text:outline-level="1"><text:soft-page-break/>Interpretacja</text:h>
      <text:p text:style-name="P2">Program obsługiwany będzie z linii poleceń (interfejs tekstowy). <text:span text:style-name="T7">W pliku lokalnym przechowywane są informacje (rejestr) o posiadanych zasobach. Zasób identyfikowany jest poprzez:</text:span></text:p>
      <text:list xml:id="list3681146650260783823" text:style-name="L6">
        <text:list-item>
          <text:p text:style-name="P22">nazwę – ciąg maks. 255 znaków ASCII alfanumerycznych</text:p>
        </text:list-item>
        <text:list-item>
          <text:p text:style-name="P22">rozmiar (w bajtach), <text:span text:style-name="T12">określony liczbą 64 bitową</text:span></text:p>
        </text:list-item>
        <text:list-item>
          <text:p text:style-name="P23">Właściciela: tj. węzeł sieci który jako pierwszy dodał plik do sieci. Węzeł identyfikowany jest poprzez adres MAC karty sieciowej (48 bitów). Właściciel nie musi być tożsamy z węzłem przechowującym kopię pliku na swojej maszynie <text:span text:style-name="T34">(można posiadać kopię zasobu innego właściciela).</text:span> <text:span text:style-name="T5">Może się zdarzyć, że ktoś inny podaje się za właściciela naszego pliku. Prawowitym właścicielem kopii jest zawsze host, który dodał plik jako pierwszy. Inni właściciele są właścicielami pasożytniczymi i zostają wywłaszczeni – zachodzi zmiana właściciela na prawowitego. Gdy dwa hosty dodały ten sam plik w tym samym czasie, zachodzi błąd i wszystkie takie zasoby są usuwane. </text:span></text:p>
        </text:list-item>
        <text:list-item>
          <text:p text:style-name="P22">Czas dodania pliku do sieci: w milisekundach epoki Unixa</text:p>
        </text:list-item>
      </text:list>
      <text:p text:style-name="P2"><text:span text:style-name="T14">Przy połączeniach sieciowych aplikacja stosować będzie zaprojektowany przez nas protokół AAP. Aplikacja um</text:span>ożliw<text:span text:style-name="T35">iać</text:span> będ<text:span text:style-name="T35">zie</text:span> następujące operacje:</text:p>
      <text:list xml:id="list6539612659632750191" text:style-name="L7">
        <text:list-item>
          <text:p text:style-name="P24"><text:span text:style-name="T9">Dodanie pliku</text:span><text:span text:style-name="T5">: <text:line-break/>Możemy dodać do zasobów plik, którego nie ma jeszcze w naszym rejestrze ani w innym miejscu w sieci. </text:span></text:p>
        </text:list-item>
        <text:list-item>
          <text:p text:style-name="P25"><text:span text:style-name="T8">Usunięcie pliku</text:span>:<text:line-break/><text:span text:style-name="T14">Można usunąć plik, który mamy we własnym rejestrze zasobów jako oryginał lub kopię.</text:span></text:p>
        </text:list-item>
        <text:list-item>
          <text:p text:style-name="P26"><text:span text:style-name="T8">Wyszukanie pliku</text:span>: <text:line-break/><text:span text:style-name="T13">Użytkownik może zechcieć wyszukać plik w sieci. Jeśli szukanego pliku nie ma we własnych zasobach, przeszukamy resztę sieci. Wyszukać można nazwę szukanego pliku lub wyrażenie regularne, do którego nazwa pożądanego zasobu może pasować. Akceptowane są również pliki o nazwach wystarczająco podobnych do zażądanej – szczegółowa forma funkcji określania podobieństwa dwóch nazw zostanie doprecyzowana na etapie implementacji.</text:span></text:p>
        </text:list-item>
        <text:list-item>
          <text:p text:style-name="P27"><text:span text:style-name="T8">Pobranie pliku:</text:span><text:line-break/><text:span text:style-name="T14">Można pobrać plik, którego nie mamy jeszcze w rejestrze zasobów. </text:span>Aby umożliwić pobieranie pliku od wielu hostów jednocześnie, pobieranie odbywa się blokami. Każdy blok ma rozmiar <text:span text:style-name="T33">1</text:span> KB, <text:span text:style-name="T33">co pozwala uniknąć fragmentacji.</text:span> <text:span text:style-name="T10">Bloki pobierane są atomowo. </text:span></text:p>
        </text:list-item>
        <text:list-item>
          <text:p text:style-name="P28"><text:span text:style-name="T8">Udostępnianie pliku</text:span>: <text:line-break/>Udostępnianie posiadanych zasobów realizowane jest automatycznie w tle. <text:soft-page-break/>Aplikacja kliencka stale nasłuchuje przychodzące komunikaty i obsługuje je w razie potrzeby. </text:p>
        </text:list-item>
      </text:list>
      <text:h text:style-name="P12" text:outline-level="1">Szczegółowa specyfikacja protokołu AAP</text:h>
      <text:p text:style-name="P5">Protokół AAP został zaprojektowany jako bezstanowy – do poprawnej obsługi dowolnego komunikatu nie jest potrzebna znajomość historii komunikacji. <text:span text:style-name="T36">U</text:span>łatwia to projektowanie i analizę poprawności protokołu, a także daje szanse na prostszą i z mniejszą ilością błędów implementację. Obsługa połączenia i sesji jest w razie potrzeby obsługiwana przez leżący w niższej warstwie protokół TCP. </text:p>
      <text:p text:style-name="P6">Ogólna składnia wszystkich używanych komunikatów:</text:p>
      <text:p text:style-name="P7"><text:span text:style-name="T17">&lt;Message&gt; ::= &lt;ResourceHeader&gt;&lt;Command: 1bajt&gt; | </text:span>&lt;ResourceHeader&gt;<text:span text:style-name="T17">&lt;Command: 1 bajt&gt;</text:span>&lt;Inne-Dane: <text:span text:style-name="T32">maks 1KB</text:span>&gt;</text:p>
      <text:p text:style-name="P9"><text:span text:style-name="T17">&lt;ResourceHeader&gt; ::= </text:span>&lt;nazwa pliku: 255 bajtów&gt; &lt;rozmiar pliku: 64bit&gt; &lt;<text:span text:style-name="T16">MAC</text:span> <text:span text:style-name="T16">właściciela</text:span>: <text:span text:style-name="T16">48bit</text:span>&gt; &lt;Data: <text:span text:style-name="T20">64bit</text:span>&gt;</text:p>
      <text:p text:style-name="P10">Zatem każda komenda składa się z nagłówka opisującego zasób, którego dotyczy i rodzaj komendy, oraz opcjonalnie innych danych. <text:span text:style-name="T20">Rozmiar nagłówka z typem komendy: 279 bajtów. Maksymalny rozmiar pakietu: 1303 bajty, co pozwala uniknąć potencjalnie problematycznej <text:s/>fragmentacji (maksymalny rozmiar pakietu w protokole Ethernet to 1500 bajtów, w protokole IP i TCP niemal zawsze większy). </text:span></text:p>
      <text:p text:style-name="P5">List<text:span text:style-name="T15">a</text:span> obsługiwanych komunikatów wraz ze składnią i semantyką:</text:p>
      <text:list xml:id="list7654314519491197411" text:style-name="L8">
        <text:list-item>
          <text:p text:style-name="P29">UP: </text:p>
        </text:list-item>
      </text:list>
      <text:list xml:id="list4530469791278419643" text:style-name="L9">
        <text:list-item>
          <text:list>
            <text:list-item>
              <text:p text:style-name="P30">Składnia: &lt;ResourceHeader&gt;&lt;UP&gt;</text:p>
            </text:list-item>
            <text:list-item>
              <text:p text:style-name="P31">Na adres: rozgłoszeniowy <text:span text:style-name="T24">(UDP)</text:span></text:p>
            </text:list-item>
            <text:list-item>
              <text:p text:style-name="P32">Wysyła: gdy chcemy dodać nowy zasób do sieci.</text:p>
            </text:list-item>
            <text:list-item>
              <text:p text:style-name="P32">Po odebraniu: <text:span text:style-name="T5">sprawdza, czy posiada taki plik w zasobach (jako oryginał bądź kopię). Jeśli tak, odsyła do nadawcy komunikat HAS, co wymusza wywłaszczenie. </text:span></text:p>
            </text:list-item>
          </text:list>
        </text:list-item>
      </text:list>
      <text:list xml:id="list8139878652813377073" text:style-name="L10">
        <text:list-item>
          <text:p text:style-name="P33">HAS:</text:p>
        </text:list-item>
      </text:list>
      <text:list xml:id="list681989509849631307" text:style-name="L11">
        <text:list-item>
          <text:list>
            <text:list-item>
              <text:p text:style-name="P34">Składnia: &lt;ResourceHeader&gt;&lt;HAS&gt;</text:p>
            </text:list-item>
            <text:list-item>
              <text:p text:style-name="P36">Na adres: konkretnego hosta <text:span text:style-name="T24">(UDP)</text:span></text:p>
            </text:list-item>
            <text:list-item>
              <text:p text:style-name="P35">Wysyła: </text:p>
              <text:list>
                <text:list-item>
                  <text:p text:style-name="P35">w reakcji na otrzymanie komunikatu UP, gdy posiadamy już zasób <text:span text:style-name="T18">(oryginał lub kopię)</text:span>, który ma być dodany </text:p>
                </text:list-item>
                <text:list-item>
                  <text:p text:style-name="P35">w reakcji na komunikat FIND, gdy posiadamy zasób, który jest poszukiwany <text:span text:style-name="T18">(oryginał lub kopię)</text:span>. </text:p>
                </text:list-item>
                <text:list-item>
                  <text:p text:style-name="P37"><text:soft-page-break/>w reakcji na otrzymanie niespójnych komunikatów HAS (różni właściciele jednego zasobu) – właściciele pasożytniczy otrzymują komunikat HAS z prawowitym właścicielem, co wymusza dokonanie wywłaszczenia. </text:p>
                </text:list-item>
                <text:list-item>
                  <text:p text:style-name="P39">W reakcji na otrzymanie komunikatu DEL dotyczącego pliku którego jesteśmy prawowitym właścicielem, odsyłamy nadawcy komunikat HAS co wymusza dokonanie wywłaszczenia, a plik nie jest usuwany. </text:p>
                </text:list-item>
              </text:list>
            </text:list-item>
            <text:list-item>
              <text:p text:style-name="P34">Po odebraniu: </text:p>
              <text:list>
                <text:list-item>
                  <text:p text:style-name="P34">Sprawdzamy, czy posiadamy plik którego komunikat dotyczy. Jeśli tak, sprawdzamy, czy jesteśmy prawowitym właścicielem pliku (dodaliśmy go jako pierwsi). Jeśli nie, dokonywane jest wywłaszczenie – zmiana właściciela naszego zasobu na prawowitego. Jeśli czasy dodania są identyczne, do wszystkich hostów posiadających zasób (w tym nas) wysyłamy komunikat FORCE_DEL, który wymusza natychmiastowe usunięcie zasobu. </text:p>
                </text:list-item>
                <text:list-item>
                  <text:p text:style-name="P38">Dopisujemy adres nadawcy jako adres hosta posiadającego dany zasób. Z tego adresu skorzystamy w razie chęci pobrania kopii zasobu. </text:p>
                </text:list-item>
              </text:list>
            </text:list-item>
          </text:list>
        </text:list-item>
      </text:list>
      <text:list xml:id="list4978724852809940726" text:style-name="L12">
        <text:list-item>
          <text:p text:style-name="P40">DEL:</text:p>
        </text:list-item>
      </text:list>
      <text:list xml:id="list6583809774071270663" text:style-name="L13">
        <text:list-item>
          <text:list>
            <text:list-item>
              <text:p text:style-name="P41">Składnia: &lt;ResourceHeader&gt;&lt;DEL&gt;</text:p>
            </text:list-item>
            <text:list-item>
              <text:p text:style-name="P43">Na adres: rozgłoszeniowy <text:span text:style-name="T25">(UDP)</text:span></text:p>
            </text:list-item>
            <text:list-item>
              <text:p text:style-name="P41">Wysyła: gdy chcemy usunąć zasób, którego jesteśmy właścicielem</text:p>
            </text:list-item>
            <text:list-item>
              <text:p text:style-name="P42">Po odebraniu: </text:p>
              <text:list>
                <text:list-item>
                  <text:p text:style-name="P44">Jeśli posiadamy ten zasób jako kopię lub nie jesteśmy prawowitym właścicielem, natychmiast przerywamy wszelkie transmisje z nim związane i wykreślamy zasób z rejestru.</text:p>
                </text:list-item>
                <text:list-item>
                  <text:p text:style-name="P44">Jeśli <text:span text:style-name="T19">posiadamy zasób i </text:span>jesteśmy prawowitym właścicielem, odsyłamy nadawcy odpowiedź HAS, co wymusza dokonanie wywłaszczenia <text:span text:style-name="T22">i zatrzymuje usuwanie. </text:span></text:p>
                </text:list-item>
                <text:list-item>
                  <text:p text:style-name="P45">Jeśli nie posiadamy zasobu, nic nie robimy. </text:p>
                </text:list-item>
              </text:list>
            </text:list-item>
          </text:list>
        </text:list-item>
      </text:list>
      <text:list xml:id="list1748236236754402792" text:style-name="L14">
        <text:list-item>
          <text:p text:style-name="P46">FORCE_DEL</text:p>
        </text:list-item>
      </text:list>
      <text:list xml:id="list1524118243772238578" text:style-name="L15">
        <text:list-item>
          <text:list>
            <text:list-item>
              <text:p text:style-name="P47">Składnia: &lt;ResourceHeader&gt;&lt;FORCE_DEL&gt;</text:p>
            </text:list-item>
            <text:list-item>
              <text:p text:style-name="P48">Na adres: konkretnego hosta (<text:span text:style-name="T29">UDP</text:span>)</text:p>
            </text:list-item>
            <text:list-item>
              <text:p text:style-name="P47">Wysyła: w razie stwierdzenia niespójności danych w sieci (ten sam plik dodany przez różnych właścicieli w tym samym czasie)</text:p>
            </text:list-item>
            <text:list-item>
              <text:p text:style-name="P47">Po odebraniu: natychmiast przerywamy wszelkie transmisje związane z zasobem i usuwamy go z rejestru <text:span text:style-name="T23">posiadanych zasobów. </text:span></text:p>
            </text:list-item>
          </text:list>
        </text:list-item>
      </text:list>
      <text:list xml:id="list5890674186021893630" text:style-name="L16">
        <text:list-item>
          <text:p text:style-name="P49">FIND:</text:p>
        </text:list-item>
      </text:list>
      <text:list xml:id="list1389657423257590290" text:style-name="L17">
        <text:list-item>
          <text:list>
            <text:list-item>
              <text:p text:style-name="P50"><text:soft-page-break/>Składnia: &lt;ResourceHeader&gt;&lt;FIND&gt;</text:p>
            </text:list-item>
            <text:list-item>
              <text:p text:style-name="P54">Na adres: rozgłoszeniowy (UDP)</text:p>
            </text:list-item>
          </text:list>
        </text:list-item>
      </text:list>
      <text:list xml:id="list574497333146599992" text:style-name="L18">
        <text:list-item>
          <text:list>
            <text:list-item>
              <text:p text:style-name="P51">Wysyłamy: gdy chcemy wyszukać w sieci plik</text:p>
            </text:list-item>
            <text:list-item>
              <text:p text:style-name="P51">Po odebraniu: sprawdzamy, czy posiadamy pasujący zasób. Jeśli tak, odsyłamy nadawcy odpowiedź HAS. </text:p>
            </text:list-item>
          </text:list>
        </text:list-item>
      </text:list>
      <text:list xml:id="list9167101868798049078" text:style-name="L19">
        <text:list-item>
          <text:p text:style-name="P52">DOWN:</text:p>
        </text:list-item>
      </text:list>
      <text:list xml:id="list9105873863062776948" text:style-name="L20">
        <text:list-item>
          <text:list>
            <text:list-item>
              <text:p text:style-name="P53">Składnia: <text:line-break/>&lt;ResourceHeader&gt;&lt;DOWN&gt;[&lt;StartBlo<text:span text:style-name="T30">c</text:span>k: <text:span text:style-name="T37">54bity</text:span>&gt;&lt;EndBlock: <text:span text:style-name="T37">54bity</text:span>&gt;]+<text:line-break/><text:span text:style-name="T38">Maks 18 przedziałów (by nie przekroczyć 1024 bajty dodatkowych danych poza nagłówkiem)</text:span></text:p>
            </text:list-item>
            <text:list-item>
              <text:p text:style-name="P55">Na adres: konkretnego hosta (TCP)</text:p>
            </text:list-item>
            <text:list-item>
              <text:p text:style-name="P53">Wysyłamy: gdy chcemy pobrać bloki z zadanych zakresów <text:span text:style-name="T26">(od StartBlock do EndBlock – zakresów może być wiele)</text:span> z zadanego pliku od konkretnego hosta. </text:p>
            </text:list-item>
            <text:list-item>
              <text:p text:style-name="P53">Po odebraniu: sprawdzamy, czy posiadamy żądany zasób. Jeśli tak, odsyłamy nadawcy żądane dane <text:span text:style-name="T21">(w ramach nawiązanej sesji TCP). </text:span>Jeśli nie, lub jeśli akurat jesteśmy w trakcie rozłączania się z siecią, odsyłamy odpowiedź CANT. </text:p>
            </text:list-item>
          </text:list>
        </text:list-item>
      </text:list>
      <text:list xml:id="list5219714989870088459" text:style-name="L21">
        <text:list-item>
          <text:p text:style-name="P56">CANT:</text:p>
        </text:list-item>
      </text:list>
      <text:list xml:id="list1849899482947847447" text:style-name="L22">
        <text:list-item>
          <text:list>
            <text:list-item>
              <text:p text:style-name="P57">Składnia: &lt;ResourceHeader&gt;&lt;CANT&gt;</text:p>
            </text:list-item>
            <text:list-item>
              <text:p text:style-name="P58">Na adres: konkretnego hosta (<text:span text:style-name="T39">TCP</text:span>)</text:p>
            </text:list-item>
            <text:list-item>
              <text:p text:style-name="P57">Wysyłamy: w reakcji na komunikat DOWN, gdy nie posiadamy żądanego zasobu lub jesteśmy w trakcie rozłączania się z siecią.</text:p>
            </text:list-item>
            <text:list-item>
              <text:p text:style-name="P57">Po odebraniu: usuwamy nadawcę z listy hostów od których można pobierać dany plik <text:span text:style-name="T27">i w razie potrzeby nawiązujemy transmisję danych z innym hostem posiadającym zasób. </text:span></text:p>
            </text:list-item>
          </text:list>
        </text:list-item>
      </text:list>
      <text:list xml:id="list737579672151202660" text:style-name="L23">
        <text:list-item>
          <text:p text:style-name="P59">OWN:</text:p>
        </text:list-item>
      </text:list>
      <text:list xml:id="list1179238814446871664" text:style-name="L24">
        <text:list-item>
          <text:list>
            <text:list-item>
              <text:p text:style-name="P60">Składnia: &lt;ResourceHeader&gt;&lt;OWN&gt;</text:p>
            </text:list-item>
            <text:list-item>
              <text:p text:style-name="P61">Na adres: konkretnego hosta (<text:span text:style-name="T28">UDP</text:span>)</text:p>
            </text:list-item>
            <text:list-item>
              <text:p text:style-name="P60">Wysyłamy: podczas uruchamiania klienta, do właściciela każdego pliku, którego kopię posiadamy w zasobach. </text:p>
            </text:list-item>
            <text:list-item>
              <text:p text:style-name="P60">Po odebraniu: sprawdzamy, czy posiadamy i jesteśmy właścicielem zasobu. Jeśli tak, nic nie robimy. Jeśli nie, odpowiadamy nadawcy komunikatem DONT.</text:p>
            </text:list-item>
          </text:list>
        </text:list-item>
      </text:list>
      <text:list xml:id="list3618326216789071667" text:style-name="L25">
        <text:list-item>
          <text:p text:style-name="P62">DONT:</text:p>
        </text:list-item>
      </text:list>
      <text:list xml:id="list6593159537200164275" text:style-name="L26">
        <text:list-item>
          <text:list>
            <text:list-item>
              <text:p text:style-name="P63">Składnia: &lt;ResourceHeader&gt;&lt;DONT&gt;</text:p>
            </text:list-item>
            <text:list-item>
              <text:p text:style-name="P64"><text:soft-page-break/>Na adres: konkretnego hosta (UDP)</text:p>
            </text:list-item>
            <text:list-item>
              <text:p text:style-name="P63">Wysyłamy: w reakcji na komunikat OWN, jeśli nie posiadamy zasobu, o który zapytano (tzn. został on <text:span text:style-name="T31">przez nas </text:span>usunięty)</text:p>
            </text:list-item>
            <text:list-item>
              <text:p text:style-name="P63">Po odebraniu: natychmiast przerywamy wszelkie transmisje związane z zasobem i usuwamy go. </text:p>
            </text:list-item>
          </text:list>
        </text:list-item>
      </text:list>
      <text:h text:style-name="P13" text:outline-level="1">Moduły oraz współbieżność</text:h>
      <text:p text:style-name="P3">W aplikacji klienckiej <text:span text:style-name="T11">głównym wątkiem jest w</text:span>ątek interpretera – <text:span text:style-name="T11">wątek interpretujący komendy wpisywane do terminala przez użytkownika. Do obsługi każdej komendy tworzony jest osobny wątek potomny – np. wątek do pobrania pliku, wątek nasłuchujący odpowiedzi na zapytanie FIND, etc. Oprócz wątku interpretera i potomnych, istnieje wątek nasłuchujący – nasłuchuje on komunikaty docierające do hosta i dokonuje ich interpretacji. Do obsługi każdego zapytania (np. o udostępnienie zasobu) tworzony jest osobny wątek. </text:span></text:p>
      <text:h text:style-name="P14" text:outline-level="1">Koncepcja implementacji</text:h>
      <text:p text:style-name="P4">Implementacja w języku C/C++, wykorzystanie standardowego API gniazd BSD/Unix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Arial Unicode MS1" svg:font-family="'Arial Unicode MS'" style:font-family-generic="swiss"/>
    <style:font-face style:name="Apolonia" svg:font-family="Apolonia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polonia" fo:font-family="Apolonia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polonia" fo:font-family="Apolonia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Apolonia" fo:font-family="Apolonia" style:font-pitch="variable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Apolonia" fo:font-family="Apolonia" style:font-pitch="variable" fo:font-size="28pt" fo:font-weight="bold" officeooo:rsid="000bb198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Apolonia" fo:font-family="Apolonia" style:font-pitch="variable"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2T19:33:42.958000000</meta:creation-date>
    <dc:date>2016-12-03T17:46:59.417000000</dc:date>
    <meta:editing-duration>PT1H55M19S</meta:editing-duration>
    <meta:editing-cycles>104</meta:editing-cycles>
    <meta:generator>LibreOffice/5.2.3.3$Windows_x86 LibreOffice_project/d54a8868f08a7b39642414cf2c8ef2f228f780cf</meta:generator>
    <meta:document-statistic meta:table-count="0" meta:image-count="0" meta:object-count="0" meta:page-count="6" meta:paragraph-count="96" meta:word-count="1373" meta:character-count="9735" meta:non-whitespace-character-count="8491"/>
  </office:meta>
</office:document-meta>
</file>